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8-08-0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8-05-2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8-02-27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7-12-20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7-10-29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7-08-24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7-06-2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7-04-2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7-02-22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6-12-20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6-10-3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6-08-22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6-06-27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6-04-29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6-03-1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5-12-1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5-10-26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5-08-27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5-06-29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5-04-23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5-02-2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5-01-05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4-10-2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4-08-29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4-07-10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4-04-2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4-02-20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3-12-17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3-10-2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3-08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3-06-21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3-04-29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3-02-2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2-12-20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2-10-2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2-09-11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2-06-14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2-04-1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2-02-28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1-12-2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1-10-14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1-08-2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1-06-21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1-04-18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1-02-14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0-12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0-10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0-08-27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0-06-2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0-04-1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10-02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9-12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9-10-23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9-10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9-08-13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9-06-1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9-04-24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9-04-1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9-02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8-12-1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8-12-1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8-09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8-07-1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8-05-2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8-03-2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8-01-2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7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7-09-06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7-07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7-05-1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7-03-20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7-01-1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5-12-1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5-08-2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5-07-27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5-06-2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5-04-2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5-03-0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5-02-17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12-0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11-05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25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24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23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22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21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1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14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0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0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32115254501</text:p>
          </table:table-cell>
          <table:table-cell office:value-type="string" calcext:value-type="string">
            <text:p>200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6" meta:object-count="0"/>
    <meta:user-defined meta:name="AppVersion">3.0</meta:user-defined>
  </office:meta>
</office:document-meta>
</file>